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Arial" fo:font-size="18.0pt"/>
    </style:style>
    <style:style style:name="P2"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Arial" fo:font-size="11.0pt"/>
    </style:style>
    <style:style style:name="TableColumn1" style:family="table-column">
      <style:table-column-properties style:column-width="3.4625in" style:rel-column-width="32767*"/>
    </style:style>
  </office:automatic-styles>
  <office:body>
    <office:text>
      <text:p text:style-name="P1">Group Reflection: Dom</text:p>
      <text:p text:style-name="P1"/>
      <text:p text:style-name="P2">In the initial stages of group formation it was a challenge to build the momentum as a group to begin the assignment. This consequently delayed our start date. I believe this is largely attributed to the fact that each group member had another assignments to complete that were due on or around the same time.</text:p>
      <text:p text:style-name="P2"/>
      <text:p text:style-name="P2">Communication at the beginning struggled but a communication channel was opened using the medium Discord upon a group member leaving - which was also the most notable surprise. Therein lies an opportunity for improvement upon our next collaborative project - early communication and organisational efforts. Additionally, there was some initial hesitation when claiming and assigning tasks to be completed by upon Rick and Amy’s input, this was quickly resolved with tasks being assigned and claimed.</text:p>
      <text:p text:style-name="P2"/>
      <text:p text:style-name="P2">Once momentum had been gained, we made rapid progress in completing our tasks considering the limited time and we had and work that need to be completed for other subjects. Communication became clear and unambiguous on the discord channel with Rick providing regular updates as to the tasks that had been completed and still needed completing. This was done extremely well on their part. </text:p>
      <text:p text:style-name="P2"/>
      <text:p text:style-name="P2">As for GitHub, I believe it is an extremely effective tool for collaborative work. The ability to log and track changes made to the group project provides an effective means to monitor progression and promotes cohesiveness.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2</meta:generator>
  </office:meta>
</office:document-meta>
</file>